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_20__28_user_29_">
      <style:text-properties officeooo:rsid="0003ae1f" officeooo:paragraph-rsid="0003ae1f"/>
    </style:style>
    <style:style style:name="P2" style:family="paragraph" style:parent-style-name="Standard_20__28_user_29_">
      <style:text-properties officeooo:rsid="0003ae1f" officeooo:paragraph-rsid="0004a9e3"/>
    </style:style>
    <style:style style:name="P3" style:family="paragraph" style:parent-style-name="Standard_20__28_user_29_" style:list-style-name="L2">
      <style:text-properties officeooo:rsid="0003ae1f" officeooo:paragraph-rsid="0003ae1f"/>
    </style:style>
    <style:style style:name="P4" style:family="paragraph" style:parent-style-name="Standard_20__28_user_29_" style:list-style-name="L2">
      <style:text-properties officeooo:rsid="0003ae1f" officeooo:paragraph-rsid="00060694"/>
    </style:style>
    <style:style style:name="P5" style:family="paragraph" style:parent-style-name="Standard_20__28_user_29_">
      <style:text-properties officeooo:rsid="0003ae1f" officeooo:paragraph-rsid="00060694"/>
    </style:style>
    <style:style style:name="P6" style:family="paragraph" style:parent-style-name="Standard_20__28_user_29_" style:list-style-name="L3">
      <style:text-properties officeooo:rsid="0003ae1f" officeooo:paragraph-rsid="00060694"/>
    </style:style>
    <style:style style:name="P7" style:family="paragraph" style:parent-style-name="Standard_20__28_user_29_">
      <style:text-properties officeooo:rsid="0003ae1f" officeooo:paragraph-rsid="000e3b18"/>
    </style:style>
    <style:style style:name="P8" style:family="paragraph" style:parent-style-name="Standard_20__28_user_29_">
      <style:text-properties fo:font-weight="normal" officeooo:rsid="0003ae1f" officeooo:paragraph-rsid="0003ae1f" style:font-weight-asian="normal" style:font-weight-complex="normal"/>
    </style:style>
    <style:style style:name="P9" style:family="paragraph" style:parent-style-name="Standard_20__28_user_29_">
      <style:text-properties officeooo:paragraph-rsid="0003ae1f"/>
    </style:style>
    <style:style style:name="P10" style:family="paragraph" style:parent-style-name="Standard_20__28_user_29_" style:list-style-name="L1">
      <style:text-properties officeooo:paragraph-rsid="0004a9e3"/>
    </style:style>
    <style:style style:name="P11" style:family="paragraph" style:parent-style-name="Standard_20__28_user_29_">
      <style:text-properties officeooo:paragraph-rsid="0004a9e3"/>
    </style:style>
    <style:style style:name="P12" style:family="paragraph" style:parent-style-name="Standard_20__28_user_29_" style:list-style-name="L2">
      <style:text-properties officeooo:rsid="00060694" officeooo:paragraph-rsid="00060694"/>
    </style:style>
    <style:style style:name="P13" style:family="paragraph" style:parent-style-name="Standard_20__28_user_29_">
      <style:text-properties officeooo:rsid="00060694" officeooo:paragraph-rsid="00060694"/>
    </style:style>
    <style:style style:name="P14" style:family="paragraph" style:parent-style-name="Standard_20__28_user_29_">
      <style:text-properties officeooo:paragraph-rsid="00060694"/>
    </style:style>
    <style:style style:name="P15" style:family="paragraph" style:parent-style-name="Standard_20__28_user_29_" style:list-style-name="L4">
      <style:text-properties officeooo:paragraph-rsid="0003ae1f"/>
    </style:style>
    <style:style style:name="P16" style:family="paragraph" style:parent-style-name="Standard_20__28_user_29_" style:list-style-name="L4">
      <style:text-properties officeooo:paragraph-rsid="00060694"/>
    </style:style>
    <style:style style:name="P17" style:family="paragraph" style:parent-style-name="Standard_20__28_user_29_">
      <style:text-properties officeooo:paragraph-rsid="000aff5c"/>
    </style:style>
    <style:style style:name="P18" style:family="paragraph" style:parent-style-name="Standard_20__28_user_29_">
      <style:text-properties officeooo:paragraph-rsid="000d87ef"/>
    </style:style>
    <style:style style:name="P19" style:family="paragraph" style:parent-style-name="Standard_20__28_user_29_">
      <style:text-properties officeooo:paragraph-rsid="000e3b1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3ae1f" style:font-weight-asian="bold"/>
    </style:style>
    <style:style style:name="T3" style:family="text">
      <style:text-properties fo:font-weight="bold" officeooo:rsid="00060694" style:font-weight-asian="bold"/>
    </style:style>
    <style:style style:name="T4" style:family="text">
      <style:text-properties fo:font-weight="bold" officeooo:rsid="000e3b18" style:font-weight-asian="bold"/>
    </style:style>
    <style:style style:name="T5" style:family="text">
      <style:text-properties style:font-name="Calibri Light" style:font-name-asian="F" style:font-name-complex="Calibri Light1"/>
    </style:style>
    <style:style style:name="T6" style:family="text">
      <style:text-properties officeooo:rsid="0003ae1f"/>
    </style:style>
    <style:style style:name="T7" style:family="text">
      <style:text-properties fo:font-style="italic" fo:font-weight="normal" officeooo:rsid="00060694" style:font-style-asian="italic" style:font-weight-asian="normal" style:font-style-complex="italic" style:font-weight-complex="normal"/>
    </style:style>
    <style:style style:name="T8" style:family="text">
      <style:text-properties officeooo:rsid="0004a9e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4a9e3" style:font-weight-asian="normal" style:font-weight-complex="normal"/>
    </style:style>
    <style:style style:name="T11" style:family="text">
      <style:text-properties fo:font-weight="normal" officeooo:rsid="00060694" style:font-weight-asian="normal" style:font-weight-complex="normal"/>
    </style:style>
    <style:style style:name="T12" style:family="text">
      <style:text-properties fo:font-weight="normal" officeooo:rsid="00090d9b" style:font-weight-asian="normal" style:font-weight-complex="normal"/>
    </style:style>
    <style:style style:name="T13" style:family="text">
      <style:text-properties fo:font-weight="normal" officeooo:rsid="0009db3a" style:font-weight-asian="normal" style:font-weight-complex="normal"/>
    </style:style>
    <style:style style:name="T14" style:family="text">
      <style:text-properties fo:font-weight="normal" officeooo:rsid="000ad72c" style:font-weight-asian="normal" style:font-weight-complex="normal"/>
    </style:style>
    <style:style style:name="T15" style:family="text">
      <style:text-properties fo:font-weight="normal" officeooo:rsid="000aff5c" style:font-weight-asian="normal" style:font-weight-complex="normal"/>
    </style:style>
    <style:style style:name="T16" style:family="text">
      <style:text-properties fo:font-weight="normal" officeooo:rsid="000d87ef" style:font-weight-asian="normal" style:font-weight-complex="normal"/>
    </style:style>
    <style:style style:name="T17" style:family="text">
      <style:text-properties fo:font-weight="normal" officeooo:rsid="000e3b18" style:font-weight-asian="normal" style:font-weight-complex="normal"/>
    </style:style>
    <style:style style:name="T18" style:family="text">
      <style:text-properties fo:font-weight="normal" officeooo:rsid="000d87ef" fo:background-color="#ffff00" loext:char-shading-value="0" style:font-weight-asian="normal" style:font-weight-complex="normal"/>
    </style:style>
    <style:style style:name="T19" style:family="text">
      <style:text-properties fo:font-weight="normal" officeooo:rsid="000aff5c" fo:background-color="#ffff00" loext:char-shading-value="0" style:font-weight-asian="normal" style:font-weight-complex="normal"/>
    </style:style>
    <style:style style:name="T20" style:family="text">
      <style:text-properties fo:font-weight="normal" officeooo:rsid="000e3b18" fo:background-color="#ffff00" loext:char-shading-value="0" style:font-weight-asian="normal" style:font-weight-complex="normal"/>
    </style:style>
    <style:style style:name="T21" style:family="text">
      <style:text-properties fo:font-weight="normal" officeooo:rsid="000e3b18" fo:background-color="#ffff00" loext:char-shading-value="0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060694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0e3b18" style:font-weight-asian="normal" style:font-weight-complex="normal"/>
    </style:style>
    <style:style style:name="T24" style:family="text">
      <style:text-properties fo:font-style="normal" fo:font-weight="normal" officeooo:rsid="00060694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solid" style:text-underline-width="auto" style:text-underline-color="font-color" fo:font-weight="normal" officeooo:rsid="00060694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_20__28_user_29_"/>
      <text:p text:style-name="Standard_20__28_user_29_"><text:span text:style-name="T1">Project Approach</text:span></text:p>
      <text:p text:style-name="P8"><text:tab/>Project two really threw me for a loop. Although, I blame myself for not taking the time to go through the course material and do a little more research, as I always do. After project one, I thought maybe I could figure out how to write the parser without having to do addition learning, man was I wrong. I was having so much trouble with different errors popping up, and they were really inconsistent. Ultimately, I took some time and watched the course videos and read the yacc portions of our textbook. Also, I was doing some addition web browsing trying to see if there was anything else that would help put things into perspective. I did come across a text book that was recommended by previous student at UMGC that helped them to better understand compiler basics and theory. </text:p>
      <text:p text:style-name="P8"><text:tab/>After reading, watching and finally understanding what the parser is doing, I made the rash decision to scrap my parser.y and start over. Which, usually is a terrible decision, and one that I tend to do a lot when I get stressed and frustrated. However, going back with a much clearer vision of how this should work was probably the best thing I could have done. </text:p>
      <text:p text:style-name="P8"><text:tab/>After re-writing the parser.y file, I did run into a few errors (<text:span text:style-name="T8">which I will discuss in the ‘Lessons Learned’ column</text:span>). Although, sometimes that can be my favorite part of writing code. <text:span text:style-name="T8">Once I got everything working, I was really happy I started over, I was able to take a step back and understand a lot more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>Test Cases</text:span></text:p>
      <text:p text:style-name="P1"><text:span text:style-name="T1"><text:tab/>Case 1:</text:span></text:p>
      <text:p text:style-name="P2"><text:span text:style-name="T1"><text:tab/></text:span><text:span text:style-name="T10">Case 1 is testing the syntax for:</text:span></text:p>
      <text:list xml:id="list1411110604" text:style-name="L1">
        <text:list-item>
          <text:p text:style-name="P10"><text:span text:style-name="T10">optional variables </text:span></text:p>
        </text:list-item>
        <text:list-item>
          <text:p text:style-name="P10"><text:span text:style-name="T10">if statement</text:span></text:p>
        </text:list-item>
        <text:list-item>
          <text:p text:style-name="P10"><text:span text:style-name="T10">arithmetic operations </text:span></text:p>
        </text:list-item>
        <text:list-item>
          <text:p text:style-name="P10"><text:span text:style-name="T12">nested </text:span><text:span text:style-name="T10">reduce statement</text:span></text:p>
        </text:list-item>
      </text:list>
      <text:p text:style-name="P11"><text:span text:style-name="T10"><text:tab/>This case should print string ‘Compiled Successfully!’ in the terminal. There <text:tab/>should not be any lexical, or syntax errors in this case.</text:span></text:p>
      <text:p text:style-name="P11"><text:span text:style-name="T10"/></text:p>
      <text:p text:style-name="P1"><text:span text:style-name="T1"><text:tab/>Case 2:</text:span></text:p>
      <text:p text:style-name="P1"><text:span text:style-name="T1"><text:tab/></text:span><text:span text:style-name="T10">Case 2 is testing syntax for:</text:span></text:p>
      <text:list xml:id="list3210335368" text:style-name="L2">
        <text:list-item>
          <text:p text:style-name="P3"><text:span text:style-name="T10">user passed input </text:span><text:span text:style-name="T11">(</text:span><text:span text:style-name="T10">in the command line</text:span><text:span text:style-name="T11">)</text:span></text:p>
        </text:list-item>
        <text:list-item>
          <text:p text:style-name="P3"><text:span text:style-name="T10">if statement</text:span></text:p>
        </text:list-item>
        <text:list-item>
          <text:p text:style-name="P12"><text:span text:style-name="T10">c</text:span><text:span text:style-name="T9">ase statement</text:span></text:p>
        </text:list-item>
        <text:list-item>
          <text:p text:style-name="P4"><text:span text:style-name="T11">the use of boolean literals/booleans</text:span></text:p>
        </text:list-item>
      </text:list>
      <text:p text:style-name="P13"><text:span text:style-name="T9"><text:tab/></text:span><text:span text:style-name="T10">This case should print string ‘Compiled Successfully!’ in the terminal. There <text:tab/>should not be any lexical, or syntax errors in this case.</text:span></text:p>
      <text:p text:style-name="P13"><text:span text:style-name="T10"><text:tab/></text:span></text:p>
      <text:p text:style-name="P1"><text:span text:style-name="T1"><text:tab/>Case 3:</text:span></text:p>
      <text:p text:style-name="P1"><text:span text:style-name="T1"><text:tab/></text:span><text:span text:style-name="T11">Case 3 is testing syntax for:</text:span></text:p>
      <text:list xml:id="list195917405" text:style-name="L3">
        <text:list-item>
          <text:p text:style-name="P6"><text:span text:style-name="T11">all </text:span><text:span text:style-name="T10">arithmetic </text:span><text:span text:style-name="T11">operations</text:span></text:p>
        </text:list-item>
        <text:list-item>
          <text:p text:style-name="P6"><text:span text:style-name="T11">case statements</text:span></text:p>
        </text:list-item>
        <text:list-item>
          <text:p text:style-name="P6"><text:span text:style-name="T11">the use of </text:span><text:span text:style-name="T13">real</text:span><text:span text:style-name="T11"> literals/</text:span><text:span text:style-name="T13">real</text:span></text:p>
        </text:list-item>
      </text:list>
      <text:p text:style-name="P5"><text:span text:style-name="T11"><text:tab/></text:span><text:span text:style-name="T10">This case should print string ‘Compiled Successfully!’ in the terminal. There <text:tab/>should not be any lexical, or syntax errors in this case.</text:span></text:p>
      <text:p text:style-name="P5"><text:span text:style-name="T10"><text:tab/></text:span></text:p>
      <text:p text:style-name="P5"><text:span text:style-name="T1"><text:tab/></text:span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/></text:p>
      <text:p text:style-name="P5"><text:span text:style-name="T1"><text:tab/>Case 4:</text:span></text:p>
      <text:p text:style-name="P1"><text:span text:style-name="T1"><text:tab/></text:span><text:span text:style-name="T11">Case 4 is testing syntax for:</text:span></text:p>
      <text:list xml:id="list3377955887" text:style-name="L4">
        <text:list-item>
          <text:p text:style-name="P15"><text:span text:style-name="T11">all relational operators</text:span></text:p>
        </text:list-item>
        <text:list-item>
          <text:p text:style-name="P16"><text:span text:style-name="T10">arithmetic operations </text:span></text:p>
        </text:list-item>
        <text:list-item>
          <text:p text:style-name="P16"><text:span text:style-name="T11">all logical operators</text:span></text:p>
        </text:list-item>
      </text:list>
      <text:p text:style-name="P14"><text:span text:style-name="T11"><text:tab/></text:span><text:span text:style-name="T10">This case should print string ‘Compiled Successfully!’ in the terminal. There <text:tab/>should not be any lexical, or syntax errors in this case.</text:span></text:p>
      <text:p text:style-name="P14"><text:span text:style-name="T10"><text:tab/></text:span></text:p>
      <text:p text:style-name="P1"><text:span text:style-name="T1"><text:tab/>Case 5:</text:span></text:p>
      <text:p text:style-name="P1"><text:span text:style-name="T1"><text:tab/></text:span><text:span text:style-name="T11">Case 5 is testing for syntax errors found in the program. It should return <text:tab/>multiple syntax errors that might occur, Along with a few lexical errors. </text:span></text:p>
      <text:p text:style-name="P1"><text:span text:style-name="T11"><text:tab/></text:span><text:span text:style-name="T22">Syntax errors/</text:span><text:span text:style-name="T23">Lexical errors</text:span><text:span text:style-name="T22">:</text:span></text:p>
      <text:p text:style-name="P18"><text:span text:style-name="T11"><text:tab/>line <text:s/></text:span><text:span text:style-name="T14">5</text:span><text:span text:style-name="T11">: ‘ </text:span><text:span text:style-name="T19">Lexical Error, Invalid Character _</text:span><text:span text:style-name="T15"> </text:span><text:span text:style-name="T16">’ and ‘ </text:span><text:span text:style-name="T18">Syntax Error, syntax error,</text:span><text:span text:style-name="T16"> <text:tab/><text:tab/> </text:span><text:span text:style-name="T18">unexpected INTEGER, expecting ':'</text:span><text:span text:style-name="T16"> ’ <text:tab/></text:span></text:p>
      <text:p text:style-name="P9"><text:span text:style-name="T11"><text:tab/></text:span><text:span text:style-name="T14">line <text:s/></text:span><text:span text:style-name="T16">6</text:span><text:span text:style-name="T14">: ‘ Syntax Error, syntax error, unexpected ADDOP ’</text:span></text:p>
      <text:p text:style-name="P17"><text:span text:style-name="T14"><text:tab/></text:span><text:span text:style-name="T15">line </text:span><text:span text:style-name="T16">10</text:span><text:span text:style-name="T15">: ‘ </text:span><text:span text:style-name="T19">Syntax Error, syntax error, unexpected INT_LITERAL, expecting ';'</text:span><text:span text:style-name="T15"> ’ <text:tab/><text:tab/> <text:s/></text:span><text:span text:style-name="T16">and ‘ Lexical Error, Invalid Character . ’</text:span></text:p>
      <text:p text:style-name="P17"><text:span text:style-name="T15"><text:tab/></text:span><text:span text:style-name="T16">line 13: ‘ </text:span><text:span text:style-name="T18">Syntax Error, syntax error, unexpected ADDOP</text:span><text:span text:style-name="T16"> ’</text:span></text:p>
      <text:p text:style-name="P17"><text:span text:style-name="T16"><text:tab/>line 15: ‘ </text:span><text:span text:style-name="T18">Lexical Error, Invalid Character $</text:span><text:span text:style-name="T16"> ‘</text:span></text:p>
      <text:p text:style-name="P17"><text:span text:style-name="T16"><text:tab/>line 17: ‘ </text:span><text:span text:style-name="T18">Syntax Error, syntax error, unexpected ';', expecting ENDIF</text:span><text:span text:style-name="T16"> ’</text:span></text:p>
      <text:p text:style-name="P17"><text:span text:style-name="T15"><text:tab/> </text:span></text:p>
      <text:p text:style-name="P19"><text:span text:style-name="T1"><text:tab/></text:span><text:span text:style-name="T2">Case </text:span><text:span text:style-name="T4">6</text:span><text:span text:style-name="T2">:</text:span></text:p>
      <text:p text:style-name="P7"><text:span text:style-name="T1"><text:tab/></text:span><text:span text:style-name="T11">Case </text:span><text:span text:style-name="T17">6 is testing the program’s syntax and throwing only syntax errors</text:span><text:span text:style-name="T11">. </text:span></text:p>
      <text:p text:style-name="P7"><text:span text:style-name="T11"><text:tab/></text:span><text:span text:style-name="T25">Syntax errors:</text:span></text:p>
      <text:p text:style-name="P19"><text:span text:style-name="T11"><text:tab/></text:span><text:span text:style-name="T17">line 4: ‘ </text:span><text:span text:style-name="T21">Syntax Error, syntax error, unexpected INTEGER, expecting ':'</text:span><text:span text:style-name="T17"> ’</text:span></text:p>
      <text:p text:style-name="P19"><text:span text:style-name="T17"><text:tab/>line 5: ‘ Syntax Error, syntax error, unexpected BOOL_LITERAL, expecting <text:tab/><text:tab/> </text:span><text:span text:style-name="T21">INTEGER or REAL or BOOLEAN</text:span><text:span text:style-name="T17"> ’</text:span></text:p>
      <text:p text:style-name="P19"><text:span text:style-name="T17"><text:tab/>line 6: ‘ </text:span><text:span text:style-name="T21">Syntax Error, syntax error, unexpected INT_LITERAL, expecting IS</text:span><text:span text:style-name="T17"> ’</text:span></text:p>
      <text:p text:style-name="P19"><text:span text:style-name="T17"><text:tab/>line 10: ‘ </text:span><text:span text:style-name="T21">Syntax Error, syntax error, unexpected ENDIF, expecting ELSE</text:span><text:span text:style-name="T17"> ’</text:span></text:p>
      <text:p text:style-name="Standard_20__28_user_29_"><text:span text:style-name="T1"/></text:p>
      <text:p text:style-name="Standard_20__28_user_29_"><text:soft-page-break/><text:span text:style-name="T1"/></text:p>
      <text:p text:style-name="Standard_20__28_user_29_"><text:span text:style-name="T1"/></text:p>
      <text:p text:style-name="Standard_20__28_user_29_"><text:span text:style-name="T1"/></text:p>
      <text:p text:style-name="Standard_20__28_user_29_"><text:span text:style-name="T1">Lessons Learned</text:span></text:p>
      <text:p text:style-name="Standard_20__28_user_29_"><text:span text:style-name="T1"><text:tab/></text:span><text:span text:style-name="T2">reduce/reduce errors:</text:span></text:p>
      <text:p text:style-name="Standard_20__28_user_29_"><text:span text:style-name="T2"><text:tab/>shift reduce errors:</text:span></text:p>
      <text:p text:style-name="Standard_20__28_user_29_"><text:span text:style-name="T2"><text:tab/>wrong rules applied:</text:span></text:p>
      <text:p text:style-name="Standard_20__28_user_29_"><text:span text:style-name="T2"><text:tab/>simple mistakes:</text:span></text:p>
      <text:p text:style-name="Standard_20__28_user_29_"><text:span text:style-name="T2"><text:tab/></text:span><text:span text:style-name="T3">understand the concept before attempting:</text:span></text:p>
      <text:p text:style-name="Standard_20__28_user_29_"><text:span text:style-name="T2"/></text:p>
      <text:p text:style-name="Standard_20__28_user_29_"><text:span text:style-name="T1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Standard_20__28_user_29_" style:display-name="Standard (user)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_20__28_user_29_" style:class="extra"/>
    <style:style style:name="Header" style:family="paragraph" style:parent-style-name="Standard_20__28_user_29_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_20__28_user_29_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_20__28_user_29_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Times New Roman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Times New Roman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Times New Roman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Times New Roman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Times New Roman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Times New Roman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Times New Roman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64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officeooo:rsid="0003ae1f"/>
    </style:style>
    <style:style style:name="MT2" style:family="text">
      <style:text-properties style:font-name="Calibri Light" style:font-name-asian="F" style:font-name-complex="Calibri Light1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Jennifer McClintock</text:p>
        <text:p text:style-name="Header">CMSC-430</text:p>
        <text:p text:style-name="Header"><text:span text:style-name="MT1">7 July</text:span> 2022<text:tab/>Project <text:span text:style-name="MT1">2</text:span><text:tab/><text:span text:style-name="MT2">pg. </text:span><text:span text:style-name="MT2"><text:page-number text:select-page="current">2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cClintock, Jennifer L</meta:initial-creator>
    <meta:editing-cycles>6</meta:editing-cycles>
    <meta:creation-date>2022-06-23T21:58:00</meta:creation-date>
    <dc:date>2022-07-07T18:06:47.167329158</dc:date>
    <meta:editing-duration>PT37M56S</meta:editing-duration>
    <meta:generator>LibreOffice/7.3.4.2$Linux_X86_64 LibreOffice_project/30$Build-2</meta:generator>
    <meta:document-statistic meta:table-count="0" meta:image-count="0" meta:object-count="0" meta:page-count="4" meta:paragraph-count="62" meta:word-count="652" meta:character-count="3814" meta:non-whitespace-character-count="3163"/>
  </office:meta>
</office:document-meta>
</file>